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-asian="標楷體" fo:font-size="28pt" style:font-size-asian="28pt"/>
    </style:style>
    <style:style style:name="P2" style:parent-style-name="內文" style:family="paragraph">
      <style:paragraph-properties fo:text-align="justify"/>
    </style:style>
    <style:style style:name="T3" style:parent-style-name="預設段落字型" style:family="text">
      <style:text-properties style:font-name-asian="標楷體" fo:font-size="24pt" style:font-size-asian="24pt"/>
    </style:style>
    <style:style style:name="T4" style:parent-style-name="預設段落字型" style:family="text">
      <style:text-properties style:font-name-asian="標楷體" fo:font-size="26pt" style:font-size-asian="26pt"/>
    </style:style>
    <style:style style:name="P5" style:parent-style-name="內文" style:family="paragraph">
      <style:paragraph-properties fo:text-align="justify"/>
      <style:text-properties style:font-name-asian="標楷體" fo:font-size="24pt" style:font-size-asian="24pt"/>
    </style:style>
    <style:style style:name="P6" style:parent-style-name="內文" style:family="paragraph">
      <style:paragraph-properties fo:text-align="justify"/>
    </style:style>
    <style:style style:name="T7" style:parent-style-name="預設段落字型" style:family="text">
      <style:text-properties style:font-name-asian="標楷體" fo:font-size="24pt" style:font-size-asian="24pt"/>
    </style:style>
    <style:style style:name="T8" style:parent-style-name="預設段落字型" style:family="text">
      <style:text-properties style:font-name-asian="標楷體" fo:font-size="22pt" style:font-size-asian="22pt"/>
    </style:style>
    <style:style style:name="P9" style:parent-style-name="內文" style:family="paragraph">
      <style:paragraph-properties fo:text-align="justify"/>
      <style:text-properties style:font-name-asian="標楷體" fo:font-size="24pt" style:font-size-asian="24pt"/>
    </style:style>
    <style:style style:name="P10" style:parent-style-name="內文" style:family="paragraph">
      <style:paragraph-properties fo:text-align="justify"/>
      <style:text-properties style:font-name-asian="標楷體" fo:font-size="24pt" style:font-size-asian="24pt"/>
    </style:style>
    <style:style style:name="P11" style:parent-style-name="內文" style:family="paragraph">
      <style:paragraph-properties fo:text-align="justify"/>
      <style:text-properties style:font-name-asian="標楷體" fo:font-size="24pt" style:font-size-asian="24pt"/>
    </style:style>
    <style:style style:name="P12" style:parent-style-name="內文" style:family="paragraph">
      <style:paragraph-properties fo:text-align="justify">
        <style:tab-stops>
          <style:tab-stop style:type="left" style:position="4.4166in"/>
        </style:tab-stops>
      </style:paragraph-properties>
      <style:text-properties style:font-name-asian="標楷體" fo:font-size="24pt" style:font-size-asian="24pt"/>
    </style:style>
    <style:style style:name="P13" style:parent-style-name="內文" style:family="paragraph">
      <style:paragraph-properties fo:text-align="justify">
        <style:tab-stops>
          <style:tab-stop style:type="left" style:position="4.4166in"/>
        </style:tab-stops>
      </style:paragraph-properties>
      <style:text-properties style:font-name-asian="標楷體" fo:font-size="24pt" style:font-size-asian="24pt"/>
    </style:style>
    <style:style style:name="P14" style:parent-style-name="內文" style:family="paragraph">
      <style:paragraph-properties fo:text-align="justify">
        <style:tab-stops>
          <style:tab-stop style:type="left" style:position="4.4166in"/>
        </style:tab-stops>
      </style:paragraph-properties>
      <style:text-properties style:font-name-asian="標楷體" fo:font-size="24pt" style:font-size-asian="24pt"/>
    </style:style>
    <style:style style:name="P15" style:parent-style-name="內文" style:family="paragraph">
      <style:paragraph-properties fo:text-align="justify"/>
      <style:text-properties style:font-name-asian="標楷體" fo:font-size="24pt" style:font-size-asian="24pt"/>
    </style:style>
    <style:style style:name="P16" style:parent-style-name="內文" style:master-page-name="MP1" style:family="paragraph">
      <style:paragraph-properties fo:break-before="page" fo:text-align="center"/>
      <style:text-properties style:font-name-asian="標楷體" fo:font-weight="bold" style:font-weight-asian="bold" fo:font-size="24pt" style:font-size-asian="24pt"/>
    </style:style>
    <style:style style:name="TableColumn18" style:family="table-column">
      <style:table-column-properties style:column-width="6.6527in" style:use-optimal-column-width="false"/>
    </style:style>
    <style:style style:name="Table17" style:family="table">
      <style:table-properties style:width="6.6527in" fo:margin-left="0.0333in" table:align="left"/>
    </style:style>
    <style:style style:name="TableRow19" style:family="table-row">
      <style:table-row-properties style:min-row-height="2.3055in" style:use-optimal-row-height="false"/>
    </style:style>
    <style:style style:name="TableCell20" style:family="table-cell">
      <style:table-cell-properties fo:border="0.0069in solid #000000" fo:padding-top="0in" fo:padding-left="0.0194in" fo:padding-bottom="0in" fo:padding-right="0.0194in"/>
    </style:style>
    <style:style style:name="P21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2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3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4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5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6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7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8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9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30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31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32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33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TableRow34" style:family="table-row">
      <style:table-row-properties style:min-row-height="1.7215in" style:use-optimal-row-height="false"/>
    </style:style>
    <style:style style:name="TableCell35" style:family="table-cell">
      <style:table-cell-properties fo:border="0.0069in solid #000000" fo:padding-top="0in" fo:padding-left="0.0194in" fo:padding-bottom="0in" fo:padding-right="0.0194in"/>
    </style:style>
    <style:style style:name="P36" style:parent-style-name="內文" style:family="paragraph">
      <style:paragraph-properties fo:text-align="justify"/>
    </style:style>
    <style:style style:name="T37" style:parent-style-name="預設段落字型" style:family="text">
      <style:text-properties style:font-name-asian="標楷體" fo:font-size="16pt" style:font-size-asian="16pt"/>
    </style:style>
    <style:style style:name="T38" style:parent-style-name="預設段落字型" style:family="text">
      <style:text-properties style:font-name-asian="標楷體" fo:font-size="16pt" style:font-size-asian="16pt"/>
    </style:style>
    <style:style style:name="T39" style:parent-style-name="預設段落字型" style:family="text">
      <style:text-properties style:font-name="標楷體" style:font-name-asian="標楷體" fo:font-size="16pt" style:font-size-asian="16pt"/>
    </style:style>
    <style:style style:name="P40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41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42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43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44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TableRow45" style:family="table-row">
      <style:table-row-properties style:min-row-height="1.7215in" style:use-optimal-row-height="false"/>
    </style:style>
    <style:style style:name="TableCell46" style:family="table-cell">
      <style:table-cell-properties fo:border="0.0069in solid #000000" fo:padding-top="0in" fo:padding-left="0.0194in" fo:padding-bottom="0in" fo:padding-right="0.0194in"/>
    </style:style>
    <style:style style:name="P47" style:parent-style-name="內文" style:family="paragraph">
      <style:paragraph-properties fo:text-align="justify"/>
    </style:style>
    <style:style style:name="T48" style:parent-style-name="預設段落字型" style:family="text">
      <style:text-properties style:font-name-asian="標楷體" fo:font-size="16pt" style:font-size-asian="16pt"/>
    </style:style>
    <style:style style:name="T49" style:parent-style-name="預設段落字型" style:family="text">
      <style:text-properties style:font-name-asian="標楷體" fo:font-size="16pt" style:font-size-asian="16pt"/>
    </style:style>
    <style:style style:name="T50" style:parent-style-name="預設段落字型" style:family="text">
      <style:text-properties style:font-name="標楷體" style:font-name-asian="標楷體" fo:font-size="16pt" style:font-size-asian="16pt"/>
    </style:style>
    <style:style style:name="P51" style:parent-style-name="內文" style:family="paragraph">
      <style:paragraph-properties fo:text-align="justify"/>
    </style:style>
    <style:style style:name="T52" style:parent-style-name="預設段落字型" style:family="text">
      <style:text-properties style:font-name="標楷體" style:font-name-asian="標楷體" fo:font-size="16pt" style:font-size-asian="16pt"/>
    </style:style>
    <style:style style:name="T53" style:parent-style-name="預設段落字型" style:family="text">
      <style:text-properties style:font-name-asian="標楷體" fo:font-size="16pt" style:font-size-asian="16pt"/>
    </style:style>
    <style:style style:name="P54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55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56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57" style:parent-style-name="內文" style:family="paragraph">
      <style:paragraph-properties fo:text-align="justify"/>
    </style:style>
    <style:style style:name="T58" style:parent-style-name="預設段落字型" style:family="text">
      <style:text-properties style:font-name="標楷體" style:font-name-asian="標楷體" fo:font-size="16pt" style:font-size-asian="16pt"/>
    </style:style>
    <style:style style:name="TableRow59" style:family="table-row">
      <style:table-row-properties style:min-row-height="1.7215in" style:use-optimal-row-height="false"/>
    </style:style>
    <style:style style:name="TableCell60" style:family="table-cell">
      <style:table-cell-properties fo:border="0.0069in solid #000000" fo:padding-top="0in" fo:padding-left="0.0194in" fo:padding-bottom="0in" fo:padding-right="0.0194in"/>
    </style:style>
    <style:style style:name="P61" style:parent-style-name="內文" style:family="paragraph">
      <style:paragraph-properties fo:text-align="justify"/>
    </style:style>
    <style:style style:name="T62" style:parent-style-name="預設段落字型" style:family="text">
      <style:text-properties style:font-name-asian="標楷體" fo:font-size="16pt" style:font-size-asian="16pt"/>
    </style:style>
    <style:style style:name="T63" style:parent-style-name="預設段落字型" style:family="text">
      <style:text-properties style:font-name-asian="標楷體" fo:font-size="16pt" style:font-size-asian="16pt"/>
    </style:style>
    <style:style style:name="T64" style:parent-style-name="預設段落字型" style:family="text">
      <style:text-properties style:font-name="標楷體" style:font-name-asian="標楷體" fo:font-size="16pt" style:font-size-asian="16pt"/>
    </style:style>
    <style:style style:name="P65" style:parent-style-name="內文" style:family="paragraph">
      <style:paragraph-properties fo:text-align="justify"/>
    </style:style>
    <style:style style:name="T66" style:parent-style-name="預設段落字型" style:family="text">
      <style:text-properties style:font-name="標楷體" style:font-name-asian="標楷體" fo:font-size="16pt" style:font-size-asian="16pt"/>
    </style:style>
    <style:style style:name="T67" style:parent-style-name="預設段落字型" style:family="text">
      <style:text-properties style:font-name-asian="標楷體" fo:font-size="16pt" style:font-size-asian="16pt"/>
    </style:style>
    <style:style style:name="P68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69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70" style:parent-style-name="內文" style:family="paragraph">
      <style:paragraph-properties fo:text-align="justify"/>
      <style:text-properties style:font-name="標楷體" style:font-name-asian="標楷體" fo:font-size="16pt" style:font-size-asian="16pt"/>
    </style:style>
    <style:style style:name="P71" style:parent-style-name="內文" style:family="paragraph">
      <style:paragraph-properties fo:text-align="justify"/>
    </style:style>
    <style:style style:name="T72" style:parent-style-name="預設段落字型" style:family="text">
      <style:text-properties style:font-name="標楷體" style:font-name-asian="標楷體" fo:font-size="16pt" style:font-size-asian="16pt"/>
    </style:style>
    <style:style style:name="P73" style:parent-style-name="內文" style:family="paragraph">
      <style:paragraph-properties fo:text-align="justify"/>
      <style:text-properties style:font-name-asian="標楷體" fo:font-size="24pt" style:font-size-asian="24pt"/>
    </style:style>
  </office:automatic-styles>
  <office:body>
    <office:text text:use-soft-page-breaks="true">
      <text:p text:style-name="P1">委　　託　　書</text:p>
      <text:p text:style-name="P2"><text:span text:style-name="T3">　　</text:span><text:span text:style-name="T4">茲委託</text:span></text:p>
      <text:p text:style-name="P5">全權代表本人辦理　　<text:s/>　區<text:s text:c="3"/>　路（街）　　段　　巷　　弄</text:p>
      <text:p text:style-name="P6"><text:span text:style-name="T7">　　　號</text:span><text:span text:style-name="T8">（原　　　　　段　　　　　小段　　　　　　　地號）</text:span></text:p>
      <text:p text:style-name="P9">　　　　　　　　工程請領建築（建照、雜項、使用、拆除）執照</text:p>
      <text:p text:style-name="P10">一切手續事宜特立委託書如上</text:p>
      <text:p text:style-name="P11"/>
      <text:p text:style-name="P12"><text:tab/>委託人：　　　　　　　　（簽章）</text:p>
      <text:p text:style-name="P13">　<text:tab/>住　址：</text:p>
      <text:p text:style-name="P14"/>
      <text:p text:style-name="P15">中　華　民　國　　　　　　年　　　　　　月　　　　　　日</text:p>
      <text:soft-page-break/>
      <text:p text:style-name="P16">委<text:s text:c="2"/>託<text:s text:c="2"/>書</text:p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　　　　　　　　　　　　<text:s/>　　<text:s text:c="2"/>建設股份有限公司</text:p>
            <text:p text:style-name="P22"><text:s text:c="2"/>茲委託　　　全權代表　　　　<text:s/>建<text:s text:c="6"/>築<text:s text:c="6"/>師<text:s text:c="3"/>辦理</text:p>
            <text:p text:style-name="P23"><text:s text:c="31"/>營造廠(股份有限公司)</text:p>
            <text:p text:style-name="P24"><text:s text:c="2"/>起造人：</text:p>
            <text:p text:style-name="P25">　　　　　　　　<text:s text:c="3"/></text:p>
            <text:p text:style-name="P26"><text:s text:c="2"/>地<text:s text:c="2"/>號：　　　　<text:s/>區　　　<text:s/>　段　　　　<text:s/>小段　　　<text:s/>　地號</text:p>
            <text:p text:style-name="P27">　　　　　　　　<text:s text:c="3"/></text:p>
            <text:p text:style-name="P28"><text:s text:c="2"/>請領建築使用執照之申請審圖手續事宜，特立委託書如上。</text:p>
            <text:p text:style-name="P29"><text:s/>【受委託人】</text:p>
            <text:p text:style-name="P30">　姓　名：　　　　　　　　　　　　　簽章：</text:p>
            <text:p text:style-name="P31">　地　址：</text:p>
            <text:p text:style-name="P32">　電　話：</text:p>
            <text:p text:style-name="P33">　身份證字號：</text:p>
          </table:table-cell>
        </table:table-row>
        <table:table-row table:style-name="TableRow34">
          <table:table-cell table:style-name="TableCell35">
            <text:p text:style-name="P36"><text:span text:style-name="T37"><text:s/></text:span><text:span text:style-name="T38">【委託人】</text:span><text:span text:style-name="T39">《起造人》</text:span></text:p>
            <text:p text:style-name="P40"><text:s text:c="2"/>起造人：　　　　　　　　　　　　　<text:s/>簽章：</text:p>
            <text:p text:style-name="P41"><text:s text:c="2"/>身分證字號：</text:p>
            <text:p text:style-name="P42"><text:s text:c="2"/>或統一編號：</text:p>
            <text:p text:style-name="P43"><text:s text:c="2"/>地<text:s text:c="2"/>址：</text:p>
            <text:p text:style-name="P44"><text:s text:c="2"/>聯絡電話：</text:p>
          </table:table-cell>
        </table:table-row>
        <table:table-row table:style-name="TableRow45">
          <table:table-cell table:style-name="TableCell46">
            <text:p text:style-name="P47"><text:span text:style-name="T48"><text:s/></text:span><text:span text:style-name="T49">【委託人】</text:span><text:span text:style-name="T50">《設計人》</text:span></text:p>
            <text:p text:style-name="P51"><text:span text:style-name="T52"><text:s text:c="2"/>建築師：　　　　　　　　　　　　　<text:s/></text:span><text:span text:style-name="T53">簽章：</text:span></text:p>
            <text:p text:style-name="P54"><text:s text:c="2"/>統一編號：</text:p>
            <text:p text:style-name="P55"><text:s text:c="2"/>開業證書等級字號：</text:p>
            <text:p text:style-name="P56"><text:s text:c="2"/>地 <text:s/>址：</text:p>
            <text:p text:style-name="P57"><text:span text:style-name="T58"><text:s text:c="2"/>聯絡電話：</text:span></text:p>
          </table:table-cell>
        </table:table-row>
        <table:table-row table:style-name="TableRow59">
          <table:table-cell table:style-name="TableCell60">
            <text:p text:style-name="P61"><text:span text:style-name="T62"><text:s/></text:span><text:span text:style-name="T63">【委託人】</text:span><text:span text:style-name="T64">《承造人》</text:span></text:p>
            <text:p text:style-name="P65"><text:span text:style-name="T66"><text:s text:c="2"/>營造廠名稱： <text:s text:c="22"/></text:span><text:span text:style-name="T67">簽章：</text:span></text:p>
            <text:p text:style-name="P68"><text:s text:c="2"/>統一編號：</text:p>
            <text:p text:style-name="P69"><text:s text:c="2"/>登記證等級字號：</text:p>
            <text:p text:style-name="P70"><text:s text:c="2"/>地 <text:s/>址：</text:p>
            <text:p text:style-name="P71"><text:span text:style-name="T72"><text:s text:c="2"/>聯絡電話：</text:span>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44in" fo:page-height="8.2687in" style:print-orientation="landscape" fo:margin-top="0.9847in" fo:margin-left="0.9847in" fo:margin-bottom="0.9847in" fo:margin-right="0.9847in" style:num-format="1" style:writing-mode="lr-tb" style:layout-grid-mode="line" style:layout-grid-lines="25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09in" fo:margin-left="0.7875in" fo:margin-bottom="0.709in" fo:margin-right="0.7875in" style:num-format="1" style:writing-mode="lr-tb" style:layout-grid-mode="line" style:layout-grid-lines="41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委　　託　　書</dc:title>
    <meta:initial-creator>user0060049</meta:initial-creator>
    <dc:creator>林茂昌</dc:creator>
    <meta:creation-date>2018-11-14T03:16:00Z</meta:creation-date>
    <dc:date>2018-11-14T03:16:00Z</dc:date>
    <meta:print-date>2018-11-14T03:16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98" meta:character-count="662" meta:row-count="4" meta:non-whitespace-character-count="565"/>
  </office:meta>
</office:document-meta>
</file>